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body-code">
      <style:paragraph-properties fo:orphans="2" fo:widows="2"/>
    </style:style>
    <style:style style:name="P7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8" style:family="paragraph" style:parent-style-name="Heading_20_2">
      <style:paragraph-properties fo:margin-top="0in" fo:margin-bottom="0.0972in" fo:orphans="2" fo:widows="2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9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4" draw:name="Picture 67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68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69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0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1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2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3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4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5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6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7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8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6" draw:name="Picture 79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7" text:outline-level="1"><text:alphabetical-index-mark-start text:id="IMark146587116" text:main-entry="true"/>Extent<text:alphabetical-index-mark-end text:id="IMark146587116"/></text:h>
      <text:p text:style-name="P3"><draw:frame draw:style-name="fr1" draw:name="graphics1" text:anchor-type="as-char" svg:width="6.5in" svg:height="0.1346in" draw:z-index="17"><draw:image xlink:href="Pictures/20000007000025F9000000C9F0140E06.wmf" xlink:type="simple" xlink:show="embed" xlink:actuate="onLoad"/></draw:frame></text:p>
      <text:p text:style-name="P1">This chapter specifies the <text:alphabetical-index-mark-start text:id="IMark146587116" text:main-entry="true"/><text:span text:style-name="T1">Extent</text:span><text:alphabetical-index-mark-end text:id="IMark146587116"/> contract between an application component and the JDO implementation. </text:p>
      <text:p text:style-name="P4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8" text:outline-level="2">Overview</text:h>
      <text:p text:style-name="P1">An application needs to provide a candidate collection of instances to a query. If the query filtering is to be performed in the datastore, then the application must supply the collection of instances to be filtered. This is the primary function of the <text:alphabetical-index-mark-start text:id="IMark146587116" text:main-entry="true"/><text:span text:style-name="T1">Extent</text:span><text:alphabetical-index-mark-end text:id="IMark146587116"/> interface.</text:p>
      <text:p text:style-name="P1">An <text:alphabetical-index-mark-start text:id="IMark146587116" text:main-entry="true"/><text:span text:style-name="T1">Extent</text:span><text:alphabetical-index-mark-end text:id="IMark146587116"/> instance is logically a holder for information:</text:p>
      <text:p text:style-name="P5">•<text:tab/>the class of instances;</text:p>
      <text:p text:style-name="P5">•<text:tab/>whether subclasses are part of the <text:alphabetical-index-mark-start text:id="IMark146587116" text:main-entry="true"/><text:span text:style-name="T1">Extent</text:span><text:alphabetical-index-mark-end text:id="IMark146587116"/>; and</text:p>
      <text:p text:style-name="P5">•<text:tab/>a collection of active iterators over the <text:alphabetical-index-mark-start text:id="IMark146587116" text:main-entry="true"/><text:span text:style-name="T1">Extent</text:span><text:alphabetical-index-mark-end text:id="IMark146587116"/>.</text:p>
      <text:p text:style-name="P1">Thus, no action is taken at the time the <text:alphabetical-index-mark-start text:id="IMark146587116" text:main-entry="true"/><text:span text:style-name="T1">Extent</text:span><text:alphabetical-index-mark-end text:id="IMark146587116"/> is constructed. The contents of the <text:alphabetical-index-mark-start text:id="IMark146642500" text:main-entry="true"/><text:span text:style-name="T1">Extent</text:span><text:alphabetical-index-mark-end text:id="IMark146642500"/> are calculated at the point in time when a query is executed and when an iterator is obtained via the <text:span text:style-name="T1">iterator()</text:span> method. </text:p>
      <text:p text:style-name="P1">A query may be executed against either a <text:span text:style-name="T1">Collection</text:span> or an <text:alphabetical-index-mark-start text:id="IMark146642740" text:main-entry="true"/><text:span text:style-name="T1">Extent</text:span><text:alphabetical-index-mark-end text:id="IMark146642740"/>. The <text:alphabetical-index-mark-start text:id="IMark146642500" text:main-entry="true"/><text:span text:style-name="T1">Extent</text:span><text:alphabetical-index-mark-end text:id="IMark146642500"/> is used when the query is intended to be filtered by the datastore, not by in-memory processing. There are no <text:span text:style-name="T1">Collection</text:span> methods in <text:alphabetical-index-mark-start text:id="IMark146587116" text:main-entry="true"/><text:span text:style-name="T1">Extent</text:span><text:alphabetical-index-mark-end text:id="IMark146587116"/> except for <text:span text:style-name="T1">iterator()</text:span>. Thus, common <text:span text:style-name="T1">Collection</text:span> behaviors are not possible, including determining whether one <text:alphabetical-index-mark-start text:id="IMark146642596" text:main-entry="true"/><text:span text:style-name="T1">Extent</text:span><text:alphabetical-index-mark-end text:id="IMark146642596"/> contains another, determining the size of the <text:alphabetical-index-mark-start text:id="IMark146642788" text:main-entry="true"/><text:span text:style-name="T1">Extent</text:span><text:alphabetical-index-mark-end text:id="IMark146642788"/>, or determining whether a specific instance is contained in the <text:alphabetical-index-mark-start text:id="IMark146642836" text:main-entry="true"/><text:span text:style-name="T1">Extent</text:span><text:alphabetical-index-mark-end text:id="IMark146642836"/>. Any such operations must be performed by executing a query against the <text:alphabetical-index-mark-start text:id="IMark146642884" text:main-entry="true"/><text:span text:style-name="T1">Extent</text:span><text:alphabetical-index-mark-end text:id="IMark146642884"/>.</text:p>
      <text:p text:style-name="P1">If the <text:alphabetical-index-mark-start text:id="IMark146642884" text:main-entry="true"/><text:span text:style-name="T1">Extent</text:span><text:alphabetical-index-mark-end text:id="IMark146642884"/> is large, then an appropriate iteration strategy should be adopted by the JDO implementation.</text:p>
      <text:p text:style-name="P1"><text:span text:style-name="Assertion">A15.1-1 [</text:span>The <text:alphabetical-index-mark-start text:id="IMark146642884" text:main-entry="true"/><text:span text:style-name="T1">Extent</text:span><text:alphabetical-index-mark-end text:id="IMark146642884"/> for classes of embedded instances is not affected by changes to fields in referencing class instances. <text:span text:style-name="Assertion">]</text:span></text:p>
      <text:p text:style-name="P4"><draw:frame draw:style-name="fr1" draw:name="2" text:anchor-type="as-char" svg:width="2.7917in" svg:height="0.1346in" draw:z-index="2"><draw:image xlink:href="Pictures/2000000700000FB5000000C94FDA4EAC.wmf" xlink:type="simple" xlink:show="embed" xlink:actuate="onLoad"/></draw:frame></text:p>
      <text:h text:style-name="P8" text:outline-level="2">Goals</text:h>
      <text:p text:style-name="P1">The <text:alphabetical-index-mark-start text:id="IMark146642884" text:main-entry="true"/>extent<text:alphabetical-index-mark-end text:id="IMark146642884"/> interface has the following goals:</text:p>
      <text:p text:style-name="P5">•<text:tab/>Large result set support. Queries might return massive numbers of JDO instances that match the query. The JDO <text:span text:style-name="T1">Query</text:span> architecture must provide for processing the results within the resource constraints of the execution environment.</text:p>
      <text:p text:style-name="P5"><text:soft-page-break/>•<text:tab/>Application resource management. Iterating an <text:alphabetical-index-mark-start text:id="IMark146642500" text:main-entry="true"/><text:span text:style-name="T1">Extent</text:span><text:alphabetical-index-mark-end text:id="IMark146642500"/> might use resources that should be released when the application has finished an iteration. The application should be provided with a means to release iterator resources.</text:p>
      <text:p text:style-name="P5">•<text:tab/>Language support for Java 5 iteration. <text:alphabetical-index-mark-start text:id="IMark146642500" text:main-entry="true"/>Extent<text:alphabetical-index-mark-end text:id="IMark146642500"/> extends the Iterable interface so that the native Java iteration using the <text:span text:style-name="T1">for... </text:span>operator works transparently with <text:alphabetical-index-mark-start text:id="IMark146642836" text:main-entry="true"/><text:span text:style-name="T1">Extent</text:span><text:alphabetical-index-mark-end text:id="IMark146642836"/>. For example, </text:p>
      <text:p text:style-name="code"><text:tab/>for (Employee e: pm.getExtent(Employee.class) {// do something}</text:p>
      <text:p text:style-name="P4"><draw:frame draw:style-name="fr1" draw:name="3" text:anchor-type="as-char" svg:width="2.7917in" svg:height="0.1346in" draw:z-index="3"><draw:image xlink:href="Pictures/2000000700000FB5000000C94FDA4EAC.wmf" xlink:type="simple" xlink:show="embed" xlink:actuate="onLoad"/></draw:frame></text:p>
      <text:h text:style-name="P8" text:outline-level="2">Interface <text:alphabetical-index-mark-start text:id="IMark146642836" text:main-entry="true"/>Extent<text:alphabetical-index-mark-end text:id="IMark146642836"/></text:h>
      <text:p text:style-name="P6">package javax.jdo;</text:p>
      <text:p text:style-name="P6">public interface <text:alphabetical-index-mark-start text:id="IMark146642836" text:main-entry="true"/>Extent<text:alphabetical-index-mark-end text:id="IMark146642836"/>&lt;E&gt; extends Iterable&lt;E&gt; {</text:p>
      <text:p text:style-name="P6">Iterator&lt;E&gt; iterator();</text:p>
      <text:p text:style-name="P1"><text:span text:style-name="Assertion">A15.3-1 [</text:span>This method returns an <text:span text:style-name="T1">Iterator</text:span> over all the instances in the <text:alphabetical-index-mark-start text:id="IMark146642836" text:main-entry="true"/><text:span text:style-name="T1">Extent</text:span><text:alphabetical-index-mark-end text:id="IMark146642836"/>.<text:span text:style-name="Assertion">]</text:span> <text:span text:style-name="Assertion">A159.3-14 [</text:span>If NontransactionalRead property is set to false, this method will throw a JDOUserException if called outside a transaction.<text:span text:style-name="Assertion">]</text:span></text:p>
      <text:p text:style-name="P1">If the <text:span text:style-name="T1">IgnoreCache</text:span> option is set to <text:span text:style-name="T1">true</text:span> in the <text:span text:style-name="T1">PersistenceManager</text:span> at the time that this <text:span text:style-name="T1">Iterator</text:span> instance is obtained, then new and deleted instances in the current transaction might be ignored by the <text:span text:style-name="T1">Iterator</text:span> at the option of the implementation. That is, new instances might not be returned; and deleted instances might be returned. </text:p>
      <text:p text:style-name="P1">If the <text:span text:style-name="T1">IgnoreCache</text:span> option is set to <text:span text:style-name="T1">false</text:span> in the <text:span text:style-name="T1">PersistenceManager</text:span> at the time that this <text:span text:style-name="T1">Iterator</text:span> instance is obtained, then:</text:p>
      <text:p text:style-name="P5">•<text:span text:style-name="T2"><text:tab/></text:span><text:span text:style-name="Assertion">A15.3-2 [</text:span>If instances were made persistent in the transaction prior to the execution of this method, the returned <text:span text:style-name="T1">Iterator</text:span> will contain the instances.<text:span text:style-name="Assertion">] </text:span></text:p>
      <text:p text:style-name="P5">•<text:span text:style-name="T2"><text:tab/></text:span><text:span text:style-name="Assertion">A15.3-3 [</text:span>If instances were deleted in the transaction prior to the execution of this method, the returned <text:span text:style-name="T1">Iterator</text:span> will not contain the instances.<text:span text:style-name="Assertion">]</text:span> </text:p>
      <text:p text:style-name="P1">The above describes the behavior of an <text:alphabetical-index-mark-start text:id="IMark146642500" text:main-entry="true"/>extent<text:alphabetical-index-mark-end text:id="IMark146642500"/>-based query at query execution. </text:p>
      <text:p text:style-name="P1"><text:span text:style-name="Assertion">A15.3-4 [</text:span>If any mutating method, including the <text:span text:style-name="T1">remove</text:span> method, is called on the <text:span text:style-name="T1">Iterator</text:span> returned by this method, a <text:span text:style-name="T1">UnsupportedOperationException</text:span> is thrown<text:span text:style-name="Assertion">]</text:span>. If an iterator is acquired by the compiled <text:span text:style-name="T1">for...</text:span> operator, the iterator has no explicit reference from application code. Therefore, the implementation must not hold a strong reference to an iterator, allowing it to be garbage collected once the iterator goes out of scope.</text:p>
      <text:p text:style-name="P6">boolean <text:alphabetical-index-mark-start text:id="IMark146642500" text:main-entry="true"/>hasSubclasses<text:alphabetical-index-mark-end text:id="IMark146642500"/>();</text:p>
      <text:p text:style-name="P1"><text:span text:style-name="Assertion">A15.3-5, A15.3-6 [</text:span>This method returns an indicator of whether the <text:alphabetical-index-mark-start text:id="IMark146642500" text:main-entry="true"/>extent<text:alphabetical-index-mark-end text:id="IMark146642500"/> includes subclasses.<text:span text:style-name="Assertion">]</text:span></text:p>
      <text:p text:style-name="P6">Class&lt;E&gt; <text:alphabetical-index-mark-start text:id="IMark146642500" text:main-entry="true"/>getCandidateClass<text:alphabetical-index-mark-end text:id="IMark146642500"/>();</text:p>
      <text:p text:style-name="P1"><text:span text:style-name="Assertion">A15.3-7 [</text:span>This method returns the class of the instances contained in it.<text:span text:style-name="Assertion">]</text:span></text:p>
      <text:p text:style-name="P6">FetchPlan <text:alphabetical-index-mark-start text:id="IMark146642500" text:main-entry="true"/>getFetchPlan<text:alphabetical-index-mark-end text:id="IMark146642500"/>();</text:p>
      <text:p text:style-name="P1">This method returns the fetch plan associated with the <text:alphabetical-index-mark-start text:id="IMark146642500" text:main-entry="true"/><text:span text:style-name="T1">Extent</text:span><text:alphabetical-index-mark-end text:id="IMark146642500"/>. The fetch plan originally is a copy of the fetch plan that is active at the time the <text:alphabetical-index-mark-start text:id="IMark146642836" text:main-entry="true"/><text:span text:style-name="T1">Extent</text:span><text:alphabetical-index-mark-end text:id="IMark146642836"/> is obtained from the <text:soft-page-break/><text:span text:style-name="T1">PersistenceManager</text:span>, and thereafter can be changed independent of the fetch plan of the <text:span text:style-name="T1">PersistenceManager</text:span>. </text:p>
      <text:p text:style-name="P1">The fetch plan settings affect iterators obtained from the <text:alphabetical-index-mark-start text:id="IMark146642836" text:main-entry="true"/><text:span text:style-name="T1">Extent</text:span><text:alphabetical-index-mark-end text:id="IMark146642836"/>. When instances are retrieved from the datastore, the fetch plan settings that are current in the <text:alphabetical-index-mark-start text:id="IMark146642788" text:main-entry="true"/><text:span text:style-name="T1">Extent</text:span><text:alphabetical-index-mark-end text:id="IMark146642788"/> affect the retrieval. Note that this means that portable applications do not change the fetch plan of an <text:alphabetical-index-mark-start text:id="IMark146642500" text:main-entry="true"/><text:span text:style-name="T1">Extent</text:span><text:alphabetical-index-mark-end text:id="IMark146642500"/> while an iterator is active.</text:p>
      <text:p text:style-name="P6">PersistenceManager <text:alphabetical-index-mark-start text:id="IMark146642500" text:main-entry="true"/>getPersistenceManager<text:alphabetical-index-mark-end text:id="IMark146642500"/>();</text:p>
      <text:p text:style-name="P1"><text:span text:style-name="Assertion">A15.3-8 [</text:span>This method returns the <text:span text:style-name="T1">PersistenceManager</text:span> that created it.<text:span text:style-name="Assertion">]</text:span></text:p>
      <text:p text:style-name="P6">void <text:alphabetical-index-mark-start text:id="IMark146642596" text:main-entry="true"/>close<text:alphabetical-index-mark-end text:id="IMark146642596"/>(Iterator i);</text:p>
      <text:p text:style-name="P1">This method closes an <text:span text:style-name="T1">Iterator</text:span> acquired from this <text:alphabetical-index-mark-start text:id="IMark146642596" text:main-entry="true"/><text:span text:style-name="T1">Extent</text:span><text:alphabetical-index-mark-end text:id="IMark146642596"/>. <text:span text:style-name="Assertion">A15.3-9 [</text:span>After this call, the parameter <text:span text:style-name="T1">Iterator</text:span> will return <text:span text:style-name="T1">false</text:span> to <text:span text:style-name="T1">hasNext()</text:span><text:span text:style-name="Assertion">]</text:span>, and <text:span text:style-name="Assertion">A15.3-10 [</text:span>will throw <text:span text:style-name="T1">NoSuchElementException</text:span> to <text:span text:style-name="T1">next()</text:span>.<text:span text:style-name="Assertion">]</text:span> <text:span text:style-name="Assertion">A15.3-11 [</text:span>The <text:alphabetical-index-mark-start text:id="IMark146642500" text:main-entry="true"/><text:span text:style-name="T1">Extent</text:span><text:alphabetical-index-mark-end text:id="IMark146642500"/> itself can still be used to acquire other iterators and can be used as the <text:alphabetical-index-mark-start text:id="IMark146642788" text:main-entry="true"/><text:span text:style-name="T1">Extent</text:span><text:alphabetical-index-mark-end text:id="IMark146642788"/> for queries<text:span text:style-name="Assertion">]</text:span>. Iterators must be automatically closed by the jdo implementation if iterated to completion.</text:p>
      <text:p text:style-name="P6">void closeAll ();</text:p>
      <text:p text:style-name="P1">This method closes all iterators acquired from this <text:alphabetical-index-mark-start text:id="IMark146642788" text:main-entry="true"/><text:span text:style-name="T1">Extent</text:span><text:alphabetical-index-mark-end text:id="IMark146642788"/>. <text:span text:style-name="Assertion">A15.3-12 [</text:span>After this call, all iterators acquired from this <text:alphabetical-index-mark-start text:id="IMark146642596" text:main-entry="true"/><text:span text:style-name="T1">Extent</text:span><text:alphabetical-index-mark-end text:id="IMark146642596"/> will return <text:span text:style-name="T1">false</text:span> to <text:span text:style-name="T1">hasNext()</text:span><text:span text:style-name="Assertion">]</text:span>, and <text:span text:style-name="Assertion">A15.3-13 [</text:span>will throw <text:span text:style-name="T1">NoSuchElementException</text:span> to <text:span text:style-name="T1">next()</text:span>.<text:span text:style-name="Assertion">]</text:span></text:p>
      <text:p text:style-name="P1">Any change made to the fetch plan of the associated <text:span text:style-name="T1">PersistenceManager</text:span> affects instance retrievals via next(). Only instances not already in memory are affected by the <text:span text:style-name="T1">PersistenceManager</text:span>’s fetch plan. Fetch plan is described in Chapter 12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6:02:49.05</meta:creation-date>
    <meta:editing-duration>PT10M55S</meta:editing-duration>
    <meta:generator>OpenOffice.org/3.4$Win32 OpenOffice.org_project/340m1$Build-9590</meta:generator>
    <dc:title>JDO_Chapter</dc:title>
    <dc:date>2012-08-21T20:11:29.40</dc:date>
    <meta:document-statistic meta:table-count="0" meta:image-count="4" meta:object-count="0" meta:page-count="3" meta:paragraph-count="47" meta:word-count="878" meta:character-count="56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